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cf643c040" style:family="table" style:master-page-name="ta-mp-0x7f8cf643c040">
      <style:table-properties table:display="true" style:writing-mode="lr-tb"/>
    </style:style>
    <style:style style:name="ta-0x7f8cf643c230" style:family="table" style:master-page-name="ta-mp-0x7f8cf643c230">
      <style:table-properties table:display="true" style:writing-mode="lr-tb"/>
    </style:style>
    <style:style style:name="ta-0x7f8cf643c420" style:family="table" style:master-page-name="ta-mp-0x7f8cf643c420">
      <style:table-properties table:display="true" style:writing-mode="lr-tb"/>
    </style:style>
    <style:style style:name="ta-0x7f8cf643c610" style:family="table" style:master-page-name="ta-mp-0x7f8cf643c610">
      <style:table-properties table:display="true" style:writing-mode="lr-tb"/>
    </style:style>
    <style:style style:name="ta-0x7f8cf643c800" style:family="table" style:master-page-name="ta-mp-0x7f8cf643c800">
      <style:table-properties table:display="true" style:writing-mode="lr-tb"/>
    </style:style>
    <style:style style:name="ta-0x7f8cf643c9f0" style:family="table" style:master-page-name="ta-mp-0x7f8cf643c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cf6433f8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0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1d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2f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42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f6434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3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791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f64347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7ab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6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792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f64348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c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9e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d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f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32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4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793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f64350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45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2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57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7c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b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6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795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f64358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c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a1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d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f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3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5e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796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f64361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4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2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5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7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7be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6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797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cf64369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c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a4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cf6436d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94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10.25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8cf6454c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8cf64f78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8cf64fcf7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8cf64ffc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8cf643c040" table:print="false">
        <office:forms form:automatic-focus="false" form:apply-design-mode="false">
          <form:form/>
        </office:forms>
        <table:table-column table:default-cell-style-name="ACE-0x7f8cf6433e58" table:style-name="ACOL-1"/>
        <table:table-column table:style-name="ACOL-0" table:number-columns-repeated="127"/>
        <table:table-row table:style-name="AROW-0">
          <table:table-cell table:style-name="ACE-0x7f8cf6433f8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8cf64340a8" table:content-validation-name="VAL-0x7f8cf6454c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8cf64341d0" table:content-validation-name="VAL-0x7f8cf64f7850" office:value-type="string">
            <text:p>loginForVendor</text:p>
          </table:table-cell>
          <table:table-cell table:number-columns-repeated="127" table:style-name="Gnumeric-default"/>
        </table:table-row>
        <table:table-row table:style-name="AROW-1">
          <table:table-cell table:style-name="ACE-0x7f8cf64342f8" table:content-validation-name="VAL-0x7f8cf64fcf70" office:value-type="string">
            <text:p>verifyVendorStatusChange</text:p>
          </table:table-cell>
          <table:table-cell table:number-columns-repeated="127" table:style-name="Gnumeric-default"/>
        </table:table-row>
        <table:table-row table:style-name="AROW-0">
          <table:table-cell table:style-name="ACE-0x7f8cf643442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8cf6434548" table:content-validation-name="VAL-0x7f8cf64ffc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8cf643c230" table:print="false">
        <office:forms form:automatic-focus="false" form:apply-design-mode="false">
          <form:form/>
        </office:forms>
        <table:table-column table:default-cell-style-name="ACE-0x7f8cf6434670" table:style-name="ACOL-3"/>
        <table:table-column table:default-cell-style-name="ACE-0x7f8cf6434670" table:style-name="ACOL-4"/>
        <table:table-column table:default-cell-style-name="ACE-0x7f8cf6434670" table:style-name="ACOL-5"/>
        <table:table-column table:default-cell-style-name="ACE-0x7f8cf6434670" table:style-name="ACOL-6"/>
        <table:table-column table:default-cell-style-name="ACE-0x7f8cf6434670" table:style-name="ACOL-7" table:number-columns-repeated="2"/>
        <table:table-column table:default-cell-style-name="ACE-0x7f8cf6434670" table:style-name="ACOL-8"/>
        <table:table-column table:default-cell-style-name="ACE-0x7f8cf6434670" table:style-name="ACOL-9"/>
        <table:table-column table:default-cell-style-name="ACE-0x7f8cf64792c0" table:style-name="ACOL-0" table:number-columns-repeated="120"/>
        <table:table-row table:style-name="AROW-0">
          <table:table-cell table:style-name="ACE-0x7f8cf6434798" office:value-type="string">
            <text:p>User Name</text:p>
          </table:table-cell>
          <table:table-cell table:style-name="ACE-0x7f8cf64348c0" office:value-type="string">
            <text:p>Password</text:p>
          </table:table-cell>
          <table:table-cell table:style-name="ACE-0x7f8cf64349e8" office:value-type="string">
            <text:p>SearchTextName</text:p>
          </table:table-cell>
          <table:table-cell table:number-columns-repeated="5" table:style-name="ACE-0x7f8cf6434670"/>
          <table:table-cell table:number-columns-repeated="120" table:style-name="ACE-0x7f8cf64792c0"/>
        </table:table-row>
        <table:table-row table:style-name="AROW-0">
          <table:table-cell table:style-name="ACE-0x7f8cf647ab08" office:value-type="string">
            <text:p>13674974@sc.com</text:p>
          </table:table-cell>
          <table:table-cell table:style-name="ACE-0x7f8cf6434c38" office:value-type="float" office:value="123456">
            <text:p>123456</text:p>
          </table:table-cell>
          <table:table-cell table:style-name="ACE-0x7f8cf6434d60" office:value-type="string">
            <text:p>sandisk</text:p>
          </table:table-cell>
          <table:table-cell table:number-columns-repeated="5" table:style-name="ACE-0x7f8cf6434670"/>
          <table:table-cell table:number-columns-repeated="120" table:style-name="ACE-0x7f8cf64792c0"/>
        </table:table-row>
        <table:table-row table:style-name="AROW-0" table:number-rows-repeated="1048565">
          <table:table-cell table:number-columns-repeated="128"/>
        </table:table-row>
        <table:table-row table:style-name="AROW-0" table:number-rows-repeated="9">
          <table:table-cell table:number-columns-repeated="128" table:style-name="ACE-0x7f8cf64792c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8cf643c420" table:print="false">
        <office:forms form:automatic-focus="false" form:apply-design-mode="false">
          <form:form/>
        </office:forms>
        <table:table-column table:default-cell-style-name="ACE-0x7f8cf6434e88" table:style-name="ACOL-3"/>
        <table:table-column table:default-cell-style-name="ACE-0x7f8cf6434e88" table:style-name="ACOL-4"/>
        <table:table-column table:default-cell-style-name="ACE-0x7f8cf6434e88" table:style-name="ACOL-5"/>
        <table:table-column table:default-cell-style-name="ACE-0x7f8cf6434e88" table:style-name="ACOL-6"/>
        <table:table-column table:default-cell-style-name="ACE-0x7f8cf6434e88" table:style-name="ACOL-7" table:number-columns-repeated="2"/>
        <table:table-column table:default-cell-style-name="ACE-0x7f8cf6434e88" table:style-name="ACOL-8"/>
        <table:table-column table:default-cell-style-name="ACE-0x7f8cf6434e88" table:style-name="ACOL-9"/>
        <table:table-column table:default-cell-style-name="ACE-0x7f8cf64793e8" table:style-name="ACOL-0" table:number-columns-repeated="120"/>
        <table:table-row table:style-name="AROW-0">
          <table:table-cell table:style-name="ACE-0x7f8cf6434fb0" office:value-type="string">
            <text:p>User Name</text:p>
          </table:table-cell>
          <table:table-cell table:style-name="ACE-0x7f8cf64350d8" office:value-type="string">
            <text:p>Password</text:p>
          </table:table-cell>
          <table:table-cell table:style-name="ACE-0x7f8cf6435200" office:value-type="string">
            <text:p>SearchTextName</text:p>
          </table:table-cell>
          <table:table-cell table:number-columns-repeated="5" table:style-name="ACE-0x7f8cf6434e88"/>
          <table:table-cell table:number-columns-repeated="120" table:style-name="ACE-0x7f8cf64793e8"/>
        </table:table-row>
        <table:table-row table:style-name="AROW-0">
          <table:table-cell table:style-name="ACE-0x7f8cf6435328" office:value-type="string">
            <text:p>218668@sc.com</text:p>
          </table:table-cell>
          <table:table-cell table:style-name="ACE-0x7f8cf6435450" office:value-type="float" office:value="123456">
            <text:p>123456</text:p>
          </table:table-cell>
          <table:table-cell table:style-name="ACE-0x7f8cf6435578" office:value-type="string">
            <text:p>sandisk</text:p>
          </table:table-cell>
          <table:table-cell table:number-columns-repeated="5" table:style-name="ACE-0x7f8cf6434e88"/>
          <table:table-cell table:number-columns-repeated="120" table:style-name="ACE-0x7f8cf64793e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8cf64793e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8cf643c610" table:print="false">
        <office:forms form:automatic-focus="false" form:apply-design-mode="false">
          <form:form/>
        </office:forms>
        <table:table-column table:default-cell-style-name="ACE-0x7f8cf64356a0" table:style-name="ACOL-3"/>
        <table:table-column table:default-cell-style-name="ACE-0x7f8cf64356a0" table:style-name="ACOL-4"/>
        <table:table-column table:default-cell-style-name="ACE-0x7f8cf64356a0" table:style-name="ACOL-5"/>
        <table:table-column table:default-cell-style-name="ACE-0x7f8cf64356a0" table:style-name="ACOL-6"/>
        <table:table-column table:default-cell-style-name="ACE-0x7f8cf64356a0" table:style-name="ACOL-7" table:number-columns-repeated="2"/>
        <table:table-column table:default-cell-style-name="ACE-0x7f8cf64356a0" table:style-name="ACOL-8"/>
        <table:table-column table:default-cell-style-name="ACE-0x7f8cf64356a0" table:style-name="ACOL-9"/>
        <table:table-column table:default-cell-style-name="ACE-0x7f8cf6479510" table:style-name="ACOL-0" table:number-columns-repeated="120"/>
        <table:table-row table:style-name="AROW-0">
          <table:table-cell table:style-name="ACE-0x7f8cf64357c8" office:value-type="string">
            <text:p>User Name</text:p>
          </table:table-cell>
          <table:table-cell table:style-name="ACE-0x7f8cf64358f0" office:value-type="string">
            <text:p>Password</text:p>
          </table:table-cell>
          <table:table-cell table:style-name="ACE-0x7f8cf6435a18" office:value-type="string">
            <text:p>SearchTextName</text:p>
          </table:table-cell>
          <table:table-cell table:number-columns-repeated="5" table:style-name="ACE-0x7f8cf64356a0"/>
          <table:table-cell table:number-columns-repeated="120" table:style-name="ACE-0x7f8cf6479510"/>
        </table:table-row>
        <table:table-row table:style-name="AROW-0">
          <table:table-cell table:style-name="ACE-0x7f8cf6435b40" office:value-type="string">
            <text:p>218668@sc.com</text:p>
          </table:table-cell>
          <table:table-cell table:style-name="ACE-0x7f8cf6435c68" office:value-type="float" office:value="123456">
            <text:p>123456</text:p>
          </table:table-cell>
          <table:table-cell table:style-name="ACE-0x7f8cf6435d90" office:value-type="string">
            <text:p>sandisk</text:p>
          </table:table-cell>
          <table:table-cell table:number-columns-repeated="5" table:style-name="ACE-0x7f8cf64356a0"/>
          <table:table-cell table:number-columns-repeated="120" table:style-name="ACE-0x7f8cf6479510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8cf647951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8cf643c800" table:print="false">
        <office:forms form:automatic-focus="false" form:apply-design-mode="false">
          <form:form/>
        </office:forms>
        <table:table-column table:default-cell-style-name="ACE-0x7f8cf6435eb8" table:style-name="ACOL-3"/>
        <table:table-column table:default-cell-style-name="ACE-0x7f8cf6435eb8" table:style-name="ACOL-4"/>
        <table:table-column table:default-cell-style-name="ACE-0x7f8cf6435eb8" table:style-name="ACOL-5"/>
        <table:table-column table:default-cell-style-name="ACE-0x7f8cf6435eb8" table:style-name="ACOL-6"/>
        <table:table-column table:default-cell-style-name="ACE-0x7f8cf6435eb8" table:style-name="ACOL-7" table:number-columns-repeated="2"/>
        <table:table-column table:default-cell-style-name="ACE-0x7f8cf6435eb8" table:style-name="ACOL-8"/>
        <table:table-column table:default-cell-style-name="ACE-0x7f8cf6435eb8" table:style-name="ACOL-9"/>
        <table:table-column table:default-cell-style-name="ACE-0x7f8cf6479638" table:style-name="ACOL-0" table:number-columns-repeated="120"/>
        <table:table-row table:style-name="AROW-0">
          <table:table-cell table:style-name="ACE-0x7f8cf6435fe0" office:value-type="string">
            <text:p>User Name</text:p>
          </table:table-cell>
          <table:table-cell table:style-name="ACE-0x7f8cf6436108" office:value-type="string">
            <text:p>Password</text:p>
          </table:table-cell>
          <table:table-cell table:style-name="ACE-0x7f8cf6436230" office:value-type="string">
            <text:p>SearchTextName</text:p>
          </table:table-cell>
          <table:table-cell table:number-columns-repeated="5" table:style-name="ACE-0x7f8cf6435eb8"/>
          <table:table-cell table:number-columns-repeated="120" table:style-name="ACE-0x7f8cf6479638"/>
        </table:table-row>
        <table:table-row table:style-name="AROW-0">
          <table:table-cell table:style-name="ACE-0x7f8cf6436358" office:value-type="string">
            <text:p>218668@sc.com</text:p>
          </table:table-cell>
          <table:table-cell table:style-name="ACE-0x7f8cf6436480" office:value-type="float" office:value="123456">
            <text:p>123456</text:p>
          </table:table-cell>
          <table:table-cell table:style-name="ACE-0x7f8cf64365a8" office:value-type="string">
            <text:p>sandisk</text:p>
          </table:table-cell>
          <table:table-cell table:number-columns-repeated="5" table:style-name="ACE-0x7f8cf6435eb8"/>
          <table:table-cell table:number-columns-repeated="120" table:style-name="ACE-0x7f8cf647963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8cf647963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8cf643c9f0" table:print="false">
        <office:forms form:automatic-focus="false" form:apply-design-mode="false">
          <form:form/>
        </office:forms>
        <table:table-column table:default-cell-style-name="ACE-0x7f8cf64366d0" table:style-name="ACOL-3"/>
        <table:table-column table:default-cell-style-name="ACE-0x7f8cf64366d0" table:style-name="ACOL-4"/>
        <table:table-column table:default-cell-style-name="ACE-0x7f8cf64366d0" table:style-name="ACOL-5"/>
        <table:table-column table:default-cell-style-name="ACE-0x7f8cf64366d0" table:style-name="ACOL-6"/>
        <table:table-column table:default-cell-style-name="ACE-0x7f8cf64366d0" table:style-name="ACOL-7" table:number-columns-repeated="2"/>
        <table:table-column table:default-cell-style-name="ACE-0x7f8cf64366d0" table:style-name="ACOL-8"/>
        <table:table-column table:default-cell-style-name="ACE-0x7f8cf64366d0" table:style-name="ACOL-9"/>
        <table:table-column table:default-cell-style-name="ACE-0x7f8cf6479760" table:style-name="ACOL-0" table:number-columns-repeated="120"/>
        <table:table-row table:style-name="AROW-0">
          <table:table-cell table:style-name="ACE-0x7f8cf64367f8" office:value-type="string">
            <text:p>User Name</text:p>
          </table:table-cell>
          <table:table-cell table:style-name="ACE-0x7f8cf6436920" office:value-type="string">
            <text:p>Password</text:p>
          </table:table-cell>
          <table:table-cell table:style-name="ACE-0x7f8cf6436a48" office:value-type="string">
            <text:p>SearchTextName</text:p>
          </table:table-cell>
          <table:table-cell table:number-columns-repeated="5" table:style-name="ACE-0x7f8cf64366d0"/>
          <table:table-cell table:number-columns-repeated="120" table:style-name="ACE-0x7f8cf6479760"/>
        </table:table-row>
        <table:table-row table:style-name="AROW-0">
          <table:table-cell table:style-name="ACE-0x7f8cf647beb0" office:value-type="string">
            <text:p>13674974@sc.com</text:p>
          </table:table-cell>
          <table:table-cell table:style-name="ACE-0x7f8cf6436c98" office:value-type="float" office:value="123456">
            <text:p>123456</text:p>
          </table:table-cell>
          <table:table-cell table:style-name="ACE-0x7f8cf6436dc0" office:value-type="string">
            <text:p>sandisk</text:p>
          </table:table-cell>
          <table:table-cell table:number-columns-repeated="5" table:style-name="ACE-0x7f8cf64366d0"/>
          <table:table-cell table:number-columns-repeated="120" table:style-name="ACE-0x7f8cf6479760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8cf647976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8cf6280c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cf637d7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cf643f5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cfabe54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cff181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cff140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cf643c040" style:display-name="TestCase" style:page-layout-name="pl-0x7f8cf6280c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cf643c230" style:display-name="AQA1_TestData" style:page-layout-name="pl-0x7f8cf637d7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cf643c420" style:display-name="AQA2_TestData" style:page-layout-name="pl-0x7f8cf643f5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cf643c610" style:display-name="AQA3_TestData" style:page-layout-name="pl-0x7f8cfabe54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cf643c800" style:display-name="AQA4_TestData" style:page-layout-name="pl-0x7f8cff181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cf643c9f0" style:display-name="AQA5_TestData" style:page-layout-name="pl-0x7f8cff140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2T14:18:37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